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utor_20_Cabeçalho">
      <style:text-properties officeooo:rsid="002190a1" officeooo:paragraph-rsid="002190a1"/>
    </style:style>
    <style:style style:name="P2" style:family="paragraph" style:parent-style-name="Título_20_do_20_relatório">
      <style:text-properties officeooo:paragraph-rsid="001fc5ff"/>
    </style:style>
    <style:style style:name="P3" style:family="paragraph" style:parent-style-name="Título_20_Seção">
      <style:text-properties officeooo:paragraph-rsid="002f888f"/>
    </style:style>
    <style:style style:name="P4" style:family="paragraph" style:parent-style-name="Corpo">
      <style:text-properties officeooo:paragraph-rsid="00c6dfdf"/>
    </style:style>
    <style:style style:name="T1" style:family="text">
      <style:text-properties fo:text-transform="uppercase" fo:color="#000000" fo:font-weight="bold" officeooo:rsid="00806dd8" fo:background-color="#cccccc" loext:char-shading-value="0"/>
    </style:style>
    <style:style style:name="T2" style:family="text">
      <style:text-properties fo:text-transform="uppercase" fo:color="#000000" fo:font-weight="bold" officeooo:rsid="00c02235" fo:background-color="#cccccc" loext:char-shading-value="0"/>
    </style:style>
    <style:style style:name="T3" style:family="text">
      <style:text-properties fo:text-transform="uppercase" fo:color="#000000" fo:font-weight="bold" officeooo:rsid="00df18ff" fo:background-color="#cccccc" loext:char-shading-value="0"/>
    </style:style>
    <style:style style:name="T4" style:family="text">
      <style:text-properties fo:color="#000000" style:font-name="Liberation Serif1" officeooo:rsid="00e443b9" fo:background-color="transparent" loext:char-shading-value="0"/>
    </style:style>
    <style:style style:name="T5" style:family="text">
      <style:text-properties fo:color="#000000" style:font-name="Liberation Serif1" officeooo:rsid="00e7aee5" fo:background-color="transparent" loext:char-shading-value="0"/>
    </style:style>
    <style:style style:name="T6" style:family="text">
      <style:text-properties fo:color="#000000" style:font-name="Liberation Serif1" officeooo:rsid="00e9428d" fo:background-color="transparent" loext:char-shading-value="0"/>
    </style:style>
    <style:style style:name="T7" style:family="text">
      <style:text-properties fo:color="#ffffff" fo:font-size="20pt" fo:font-weight="bold" officeooo:rsid="001fc5ff" fo:background-color="transparent" loext:char-shading-value="0"/>
    </style:style>
    <style:style style:name="T8" style:family="text">
      <style:text-properties fo:color="#ffffff" fo:font-size="20pt" fo:font-weight="bold" officeooo:rsid="007e14e3" fo:background-color="transparent" loext:char-shading-value="0"/>
    </style:style>
    <style:style style:name="T9" style:family="text">
      <style:text-properties fo:color="#ffffff" fo:font-size="20pt" fo:font-weight="bold" officeooo:rsid="00df18ff" fo:background-color="transparent" loext:char-shading-value="0"/>
    </style:style>
    <style:style style:name="T10" style:family="text">
      <style:text-properties officeooo:rsid="00e7aee5"/>
    </style:style>
    <style:style style:name="T11" style:family="text">
      <style:text-properties officeooo:rsid="00e942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REO</text:span><text:span text:style-name="T9">5</text:span><text:span text:style-name="T7"> – </text:span><text:span text:style-name="T8">Computação Gráfica (GCC124)</text:span></text:p>
      <text:p text:style-name="P1">Pedro Antônio de Souza – 201810557</text:p>
      <text:p text:style-name="P3"><text:span text:style-name="T1">Exercício </text:span><text:span text:style-name="T2">3</text:span><text:span text:style-name="T3">1</text:span></text:p>
      <text:p text:style-name="P4"><text:span text:style-name="Corpo"><text:tab/></text:span><text:span text:style-name="Corpo"><text:span text:style-name="T4">As linhas e curvas que aparecem na tela do celular filmado é uma ocorrência de padrão moiré. </text:span></text:span><text:span text:style-name="Corpo"><text:span text:style-name="T5">Uma câmera digital captura </text:span></text:span><text:span text:style-name="Corpo"><text:span text:style-name="T6">imagens do mundo real</text:span></text:span><text:span text:style-name="Corpo"><text:span text:style-name="T5"> transformand</text:span></text:span><text:span text:style-name="Corpo"><text:span text:style-name="T6">a</text:span></text:span><text:span text:style-name="Corpo"><text:span text:style-name="T5">-os em imagens matriciais, i. e., uma matriz de pixels, com várias colunas e linhas. A tela do celular filmado também produz imagens através de pixels, possuindo uma série de linhas e colunas. Assim, ao filmar a tela do celular, há uma interferência entre o padrão de pixels da tela do celular e o padrão de pixels </text:span></text:span><text:span text:style-name="Corpo"><text:span text:style-name="T6">capturados</text:span></text:span><text:span text:style-name="Corpo"><text:span text:style-name="T5"> pela câmera, </text:span></text:span><text:span text:style-name="Corpo"><text:span text:style-name="T6">produzindo</text:span></text:span><text:span text:style-name="Corpo"><text:span text:style-name="T5"> um terceiro padrão contendo as linhas e curvas como resultado da interferência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.3cm" loext:contextual-spacing="false" fo:line-height="115%" fo:text-align="justify" style:justify-single-word="false" fo:text-indent="0cm" style:auto-text-indent="false" style:page-number="auto"/>
      <style:text-properties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parent-style-name="Estilo_20_personalizado" style:next-style-name="Text_20_body">
      <style:text-properties fo:font-weight="bold"/>
    </style:style>
    <style:style style:name="Estilo_20_personalizado" style:display-name="Estilo personalizado" style:family="paragraph">
      <style:text-properties fo:color="#000000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text-indent="0cm" style:auto-text-indent="false" style:page-number="auto" fo:background-color="#000000" fo:padding="0.101cm" fo:border="none">
        <style:tab-stops/>
      </style:paragraph-properties>
      <style:text-properties fo:color="#ffffff" fo:font-size="20pt" fo:background-color="transparent"/>
    </style:style>
    <style:style style:name="Autor_20_Cabeçalho" style:display-name="Autor Cabeçalho" style:family="paragraph" style:parent-style-name="Corpo">
      <style:text-properties fo:font-size="11pt" fo:font-style="italic"/>
    </style:style>
    <style:style style:name="Título_20_Seção" style:display-name="Título Seção" style:family="paragraph" style:parent-style-name="Títulos_20_personalizados" style:master-page-name="">
      <style:paragraph-properties fo:margin-left="-2cm" fo:margin-right="0cm" fo:margin-top="0.7cm" fo:margin-bottom="0.199cm" loext:contextual-spacing="false" fo:text-indent="0cm" style:auto-text-indent="false" style:page-number="auto" fo:padding-left="2cm" fo:padding-right="0cm" fo:padding-top="0cm" fo:padding-bottom="0cm" fo:border="none">
        <style:tab-stops/>
      </style:paragraph-properties>
      <style:text-properties fo:text-transform="uppercase" fo:background-color="#cccccc"/>
    </style:style>
    <style:style style:name="Tópicos" style:family="paragraph" style:parent-style-name="Estilo_20_personalizado" style:default-outline-level="2" style:list-style-name="List_20_1">
      <style:paragraph-properties>
        <style:tab-stops/>
      </style:paragraph-properties>
    </style:style>
    <style:style style:name="Corpo" style:family="paragraph" style:parent-style-name="Estilo_20_personalizado" style:master-page-name="">
      <style:paragraph-properties fo:margin-top="0cm" fo:margin-bottom="0.3cm" loext:contextual-spacing="false" fo:line-height="115%" fo:text-align="justify" style:justify-single-word="false" style:page-number="auto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a7074b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fo:font-style="italic"/>
    </style:style>
    <style:style style:name="Código" style:family="text">
      <style:text-properties style:font-name="Liberation Mono1" fo:font-family="'Liberation Mono'" style:font-style-name="Regular" style:font-family-generic="modern" style:font-pitch="fixed" fo:font-size="10pt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Liberation Serif1" fo:font-family="'Liberation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italic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0.4cm" fo:text-indent="-10.389cm" fo:margin-left="10.389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08-09T23:24:03.777502681</dc:date>
    <meta:editing-duration>PT1H1M59S</meta:editing-duration>
    <meta:editing-cycles>22</meta:editing-cycles>
    <meta:generator>LibreOffice/6.4.4.2$Linux_X86_64 LibreOffice_project/40$Build-2</meta:generator>
    <meta:document-statistic meta:table-count="0" meta:image-count="0" meta:object-count="0" meta:page-count="1" meta:paragraph-count="4" meta:word-count="109" meta:character-count="665" meta:non-whitespace-character-count="557"/>
  </office:meta>
</office:document-meta>
</file>